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1.5299in"/>
    </style:style>
    <style:style style:name="co5" style:family="table-column">
      <style:table-column-properties fo:break-before="auto" style:column-width="1.6555in"/>
    </style:style>
    <style:style style:name="ro1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Output Filter ID</text:p>
          </table:table-cell>
          <table:table-cell office:value-type="string">
            <text:p>NB Zero input Filters</text:p>
          </table:table-cell>
          <table:table-cell office:value-type="string">
            <text:p>(NB Zero Input Filters)/8</text:p>
          </table:table-cell>
          <table:table-cell office:value-type="string">
            <text:p>Rounded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[.B2]/8" office:value-type="float" office:value="1.75">
            <text:p>1.75</text:p>
          </table:table-cell>
          <table:table-cell table:formula="of:=ROUNDDOWN([.C2];0)" office:value-type="float" office:value="1">
            <text:p>1</text:p>
          </table:table-cell>
          <table:table-cell table:formula="of:=MIN([.D2:.D9])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formula="of:=[.B3]/8" office:value-type="float" office:value="2.125">
            <text:p>2.125</text:p>
          </table:table-cell>
          <table:table-cell table:formula="of:=ROUNDDOWN([.C3];0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formula="of:=[.B4]/8" office:value-type="float" office:value="1.625">
            <text:p>1.625</text:p>
          </table:table-cell>
          <table:table-cell table:formula="of:=ROUNDDOWN([.C4];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[.B5]/8" office:value-type="float" office:value="1.5">
            <text:p>1.5</text:p>
          </table:table-cell>
          <table:table-cell table:formula="of:=ROUNDDOWN([.C5];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formula="of:=[.B6]/8" office:value-type="float" office:value="1.625">
            <text:p>1.625</text:p>
          </table:table-cell>
          <table:table-cell table:formula="of:=ROUNDDOWN([.C6];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formula="of:=[.B7]/8" office:value-type="float" office:value="1.375">
            <text:p>1.375</text:p>
          </table:table-cell>
          <table:table-cell table:formula="of:=ROUNDDOWN([.C7];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[.B8]/8" office:value-type="float" office:value="1.75">
            <text:p>1.75</text:p>
          </table:table-cell>
          <table:table-cell table:formula="of:=ROUNDDOWN([.C8];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[.B9]/8" office:value-type="float" office:value="1.25">
            <text:p>1.25</text:p>
          </table:table-cell>
          <table:table-cell table:formula="of:=ROUNDDOWN([.C9];0)"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f:=[.B13]/8" office:value-type="float" office:value="1.25">
            <text:p>1.25</text:p>
          </table:table-cell>
          <table:table-cell table:formula="of:=ROUNDDOWN([.C11];0)" office:value-type="float" office:value="1">
            <text:p>1</text:p>
          </table:table-cell>
          <table:table-cell table:formula="of:=MIN([.D11:.D18])"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[.B14]/8" office:value-type="float" office:value="1.625">
            <text:p>1.625</text:p>
          </table:table-cell>
          <table:table-cell table:formula="of:=ROUNDDOWN([.C12]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formula="of:=[.B15]/8" office:value-type="float" office:value="1.875">
            <text:p>1.875</text:p>
          </table:table-cell>
          <table:table-cell table:formula="of:=ROUNDDOWN([.C13];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formula="of:=[.B16]/8" office:value-type="float" office:value="1.75">
            <text:p>1.75</text:p>
          </table:table-cell>
          <table:table-cell table:formula="of:=ROUNDDOWN([.C14];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formula="of:=[.B17]/8" office:value-type="float" office:value="1">
            <text:p>1</text:p>
          </table:table-cell>
          <table:table-cell table:formula="of:=ROUNDDOWN([.C15];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[.B18]/8" office:value-type="float" office:value="1.625">
            <text:p>1.625</text:p>
          </table:table-cell>
          <table:table-cell table:formula="of:=ROUNDDOWN([.C16];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[.B20]/8" office:value-type="float" office:value="2.75">
            <text:p>2.75</text:p>
          </table:table-cell>
          <table:table-cell table:formula="of:=ROUNDDOWN([.C17];0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[.B22]/8" office:value-type="float" office:value="1.25">
            <text:p>1.25</text:p>
          </table:table-cell>
          <table:table-cell table:formula="of:=ROUNDDOWN([.C18];0)"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formula="of:=[.B24]/8" office:value-type="float" office:value="1.5">
            <text:p>1.5</text:p>
          </table:table-cell>
          <table:table-cell table:formula="of:=ROUNDDOWN([.C20];0)" office:value-type="float" office:value="1">
            <text:p>1</text:p>
          </table:table-cell>
          <table:table-cell table:formula="of:=MIN([.D20:.D27])"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table:formula="of:=[.B25]/8" office:value-type="float" office:value="2.25">
            <text:p>2.25</text:p>
          </table:table-cell>
          <table:table-cell table:formula="of:=ROUNDDOWN([.C21];0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[.B26]/8" office:value-type="float" office:value="1.625">
            <text:p>1.625</text:p>
          </table:table-cell>
          <table:table-cell table:formula="of:=ROUNDDOWN([.C22];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[.B27]/8" office:value-type="float" office:value="1">
            <text:p>1</text:p>
          </table:table-cell>
          <table:table-cell table:formula="of:=ROUNDDOWN([.C23];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[.B29]/8" office:value-type="float" office:value="1.875">
            <text:p>1.875</text:p>
          </table:table-cell>
          <table:table-cell table:formula="of:=ROUNDDOWN([.C24];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f:=[.B30]/8" office:value-type="float" office:value="2.125">
            <text:p>2.125</text:p>
          </table:table-cell>
          <table:table-cell table:formula="of:=ROUNDDOWN([.C25];0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table:formula="of:=[.B32]/8" office:value-type="float" office:value="3.125">
            <text:p>3.125</text:p>
          </table:table-cell>
          <table:table-cell table:formula="of:=ROUNDDOWN([.C26];0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table:formula="of:=[.B33]/8" office:value-type="float" office:value="1.875">
            <text:p>1.875</text:p>
          </table:table-cell>
          <table:table-cell table:formula="of:=ROUNDDOWN([.C27];0)"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table:formula="of:=[.B35]/8" office:value-type="float" office:value="1.875">
            <text:p>1.875</text:p>
          </table:table-cell>
          <table:table-cell table:formula="of:=ROUNDDOWN([.C29];0)" office:value-type="float" office:value="1">
            <text:p>1</text:p>
          </table:table-cell>
          <table:table-cell table:formula="of:=MIN([.D29:.D36])"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table:formula="of:=[.B36]/8" office:value-type="float" office:value="1.625">
            <text:p>1.625</text:p>
          </table:table-cell>
          <table:table-cell table:formula="of:=ROUNDDOWN([.C30];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table:formula="of:=[.B36]/8" office:value-type="float" office:value="1.625">
            <text:p>1.625</text:p>
          </table:table-cell>
          <table:table-cell table:formula="of:=ROUNDDOWN([.C31];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table:formula="of:=[.B36]/8" office:value-type="float" office:value="1.625">
            <text:p>1.625</text:p>
          </table:table-cell>
          <table:table-cell table:formula="of:=ROUNDDOWN([.C32];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table:formula="of:=[.B36]/8" office:value-type="float" office:value="1.625">
            <text:p>1.625</text:p>
          </table:table-cell>
          <table:table-cell table:formula="of:=ROUNDDOWN([.C33];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table:formula="of:=[.B36]/8" office:value-type="float" office:value="1.625">
            <text:p>1.625</text:p>
          </table:table-cell>
          <table:table-cell table:formula="of:=ROUNDDOWN([.C34];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formula="of:=[.B36]/8" office:value-type="float" office:value="1.625">
            <text:p>1.625</text:p>
          </table:table-cell>
          <table:table-cell table:formula="of:=ROUNDDOWN([.C35];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table:formula="of:=[.B36]/8" office:value-type="float" office:value="1.625">
            <text:p>1.625</text:p>
          </table:table-cell>
          <table:table-cell table:formula="of:=ROUNDDOWN([.C36];0)" office:value-type="float" office:value="1">
            <text:p>1</text:p>
          </table:table-cell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B2:Sheet1.B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5">08/25/2019</text:date>, <text:time>17:0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 B</meta:initial-creator>
    <meta:creation-date>2019-08-13T15:35:31</meta:creation-date>
    <dc:date>2019-08-25T17:00:35</dc:date>
    <dc:creator>R B</dc:creator>
    <meta:editing-duration>PT18H2M38S</meta:editing-duration>
    <meta:editing-cycles>10</meta:editing-cycles>
    <meta:generator>OpenOffice/4.1.2$Unix OpenOffice.org_project/412m3$Build-9782</meta:generator>
    <meta:document-statistic meta:table-count="3" meta:cell-count="137" meta:object-count="0"/>
  </office:meta>
</office:document-meta>
</file>